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3ce25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fo:font-weight="bold" officeooo:paragraph-rsid="0012785f" style:font-name-asian="Arial1" style:font-weight-asian="bold" style:font-name-complex="Arial1" style:font-weight-complex="bold"/>
    </style:style>
    <style:style style:name="P6" style:family="paragraph" style:parent-style-name="Standard" style:master-page-name="Standard">
      <style:paragraph-properties fo:margin-left="-0.751cm" fo:margin-right="-1.002cm" fo:line-height="150%" fo:text-align="center" style:justify-single-word="false" fo:text-indent="0cm" style:auto-text-indent="false" style:page-number="1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 style:font-weight-complex="bold"/>
    </style:style>
    <style:style style:name="T3" style:family="text">
      <style:text-properties style:font-name="Arial" fo:font-weight="bold" officeooo:rsid="00148cb7" style:font-name-asian="Arial1" style:font-weight-asian="bold" style:font-name-complex="Arial1" style:font-weight-complex="bold"/>
    </style:style>
    <style:style style:name="T4" style:family="text">
      <style:text-properties style:font-name="Arial" fo:font-weight="bold" officeooo:rsid="00153f24" style:font-name-asian="Arial1" style:font-weight-asian="bold" style:font-name-complex="Arial1" style:font-weight-complex="bold"/>
    </style:style>
    <style:style style:name="T5" style:family="text">
      <style:text-properties style:font-name="Arial" fo:font-weight="bold" officeooo:rsid="0013ce25" style:font-name-asian="Arial1" style:font-weight-asian="bold" style:font-name-complex="Arial1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officeooo:rsid="00153f24" style:font-name-asian="Arial1" style:font-name-complex="Arial1"/>
    </style:style>
    <style:style style:name="T8" style:family="text">
      <style:text-properties style:font-name="Arial" fo:font-weight="normal" style:font-name-asian="Arial1" style:font-weight-asian="normal" style:font-name-complex="Arial1" style:font-weight-complex="normal"/>
    </style:style>
    <style:style style:name="T9" style:family="text">
      <style:text-properties style:font-name="Arial" fo:font-weight="normal" officeooo:rsid="00148cb7" style:font-name-asian="Arial1" style:font-weight-asian="normal" style:font-name-complex="Arial1" style:font-weight-complex="normal"/>
    </style:style>
    <style:style style:name="T10" style:family="text">
      <style:text-properties style:font-name="Arial" fo:font-weight="normal" officeooo:rsid="00153f24" style:font-name-asian="Arial1" style:font-weight-asian="normal" style:font-name-complex="Arial1" style:font-weight-complex="normal"/>
    </style:style>
    <style:style style:name="T11" style:family="text">
      <style:text-properties fo:text-transform="uppercase" style:font-name="Arial" fo:font-weight="bold" style:font-name-asian="Arial1" style:font-weight-asian="bold" style:font-name-complex="Arial1"/>
    </style:style>
    <style:style style:name="T12" style:family="text">
      <style:text-properties officeooo:rsid="001b6c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TA DA ASSEMBLÉIA GERAL DE FUNDAÇÃO, APROVAÇÃO DO ESTATUTO, ELEIÇÃO E POSSE DOS ORGÃOS ADMINISTRATIVOS </text:span><text:span text:style-name="T2">DO LABORATÓRIO HACKER DE CAMPINAS – LHC</text:span></text:p>
      <text:p text:style-name="P2"><text:span text:style-name="T6">Aos </text:span><text:span text:style-name="T2">28</text:span><text:span text:style-name="T1">/Julho/2019</text:span><text:span text:style-name="T6"> às</text:span><text:span text:style-name="T1"> 15:30 </text:span><text:span text:style-name="T6">horas, atendendo ao Edital de Convocação publicado dia </text:span><text:span text:style-name="T2">17</text:span><text:span text:style-name="T1">/Julho/2019</text:span><text:span text:style-name="T6">,reuniram-se em sua sede na Rua </text:span><text:span text:style-name="T1">Sales de Oliveira</text:span><text:span text:style-name="T6">, n.º</text:span><text:span text:style-name="T1">1800</text:span><text:span text:style-name="T6">, Bairro </text:span><text:span text:style-name="T1">Vila Industrial</text:span><text:span text:style-name="T6">, Cidade de </text:span><text:span text:style-name="T1">Campinas-SP</text:span><text:span text:style-name="T6">, todos os interessados, com a finalidade de: </text:span><text:span text:style-name="T1">A)</text:span><text:span text:style-name="T6"> </text:span><text:span text:style-name="T1">FUNDAR A ENTIDADE; B) APROVAR O ESTATUTO; C) ELEGER <text:s/>E EMPOSSAR TODOS OS MEMBROS DOS ORGÃOS DIRETIVOS</text:span><text:span text:style-name="T6">. Foram escolhidos </text:span><text:span text:style-name="T1">(as) </text:span><text:span text:style-name="T6">para presidir e secretariar esta Assembleia respectivamente:</text:span><text:span text:style-name="T1"> TIAGO MEDICCI SERRANO E JORGE AUGUSTIN GUZMAN ALVARADO</text:span><text:span text:style-name="T6">. Com a palavra, o </text:span><text:span text:style-name="T1">(a)</text:span><text:span text:style-name="T6"> Senhor </text:span><text:span text:style-name="T1">(a)</text:span><text:span text:style-name="T6"> Presidente explicou a todos o motivo pelo qual os presentes foram convidados e foi discutido se seria possível realizar a fundação desta entidade, o que foi aprovado pelos presentes. Em seguida, submeteu iniciou-se o debate a cerca do Estatuto da entidade, onde todos tiveram a oportunidade de dar sugestões, levando a aprovação do Estatuto no formato em que está sendo apresentado e anexo. Em ato contínuo, o Senhor Presidente deu início ao processo de votação para os membros da </text:span><text:span text:style-name="T11">Presidência, a Diretoria Executiva, a Diretoria Fiscal e o Chefe do Conselho</text:span><text:span text:style-name="T6">. Após a contagem dos votos, presenciada por todos, ficaram eleitos:</text:span><text:span text:style-name="T1"> DOUGLAS VINICIUS ESTEVES PARA O CARGO DE PRESIDENTE DA ASSOCIAÇÃO, RENNE SILVA GOMES DE OLIVEIRA ROCHA PARA A DIRETORIA FISCAL, CARLOS ROBERTO DO NASCIMENTO COSTA PARA A DIRETORIA EXECUTIVA, E PARA A CHEFIA DO CONSELHO ALEX FRANCISCO SHIMABUKURO </text:span><text:span text:style-name="T5">CONCORREU COM</text:span><text:span text:style-name="T1"> RONALDO TEODORO DA SILVA FILHO, SENDO ELEITO ALEX FRANCISCO SHIMABUKURO COM 11 VOTOS CONTRA 4 E 1 ABSTENÇÃO. </text:span><text:span text:style-name="T6">Logo em seguida, foi dada posse aos membros eleitos para o mandato iniciando-se nesta data, dia </text:span><text:span text:style-name="T2">28/JULHO/2019</text:span><text:span text:style-name="T6">, até </text:span><text:span text:style-name="T2">31/DEZEMBRO/2022 </text:span><text:span text:style-name="T9">e esta assembléia votou por unanimidade que o valor do </text:span><text:span text:style-name="T3">APORTE INICIAL</text:span><text:span text:style-name="T9"> de fundação da associação mantenedora será de </text:span><text:span text:style-name="T3">R$ 2</text:span><text:span text:style-name="T4">5</text:span><text:span text:style-name="T3">0,00 </text:span><text:span text:style-name="T9">(Duzentos </text:span><text:span text:style-name="T10">e cinquenta </text:span><text:span text:style-name="T9">reais), tendo prazo de até 60 dias para o associado fundador executar </text:span><text:span text:style-name="T10">esse</text:span><text:span text:style-name="T9"> aporte</text:span><text:span text:style-name="T8">.</text:span><text:span text:style-name="T6"> Nada mais havendo a ser tratado, </text:span><text:span text:style-name="T7">o presidente </text:span><text:span text:style-name="T6">agradeceu a presença de todos e deu por encerrada a Assembléia Geral, determinando a mim, que a secretariei que lavrasse a presente ata e a levasse junto com o Estatuto em anexo, a registro nos órgãos públicos competentes para surtir os efeitos jurídicos necessários. Esta segue assinada por mim e pelo </text:span><text:span text:style-name="T1">(a)</text:span><text:span text:style-name="T6"> Senhor</text:span><text:span text:style-name="T1"> (a)</text:span><text:span text:style-name="T6"> Presidente, tendo todos os outros presentes assinados em lista de presença apartada.</text:span></text:p>
      <text:p text:style-name="P3"/>
      <text:p text:style-name="P3"/>
      <text:p text:style-name="P4">Campinas-SP, 28 de julho de 2019</text:p>
      <text:p text:style-name="P3"/>
      <text:p text:style-name="P3"/>
      <text:p text:style-name="P3"/>
      <text:p text:style-name="P1"><text:span text:style-name="T6">-----------------------------------------------------------------------------------------------------------------</text:span><text:span text:style-name="T2">TIAGO MEDICCI SERRANO (PRESIDENTE), CPF 406.984.628-07</text:span></text:p>
      <text:p text:style-name="P4"/>
      <text:p text:style-name="P4"/>
      <text:p text:style-name="P4"/>
      <text:p text:style-name="P4"><text:bookmark-start text:name="__DdeLink__59_1117141214"/>-----------------------------------------------------------------------------------------------------------------JORGE AUGUSTIN GUZMAN ALVARADO (SECRETÁRIO), CPF <text:s/>231.955.938-82<text:bookmark-end text:name="__DdeLink__59_1117141214"/></text:p>
      <text:p text:style-name="P4"/>
      <text:p text:style-name="P4"/>
      <text:p text:style-name="P4"/>
      <text:p text:style-name="P5">-----------------------------------------------------------------------------------------------------------------<text:span text:style-name="T12">LUCAS EMMANUEL SOUSA FRIAS, ADVOGADO OAB/SP 3876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7:15:00</meta:creation-date>
    <meta:initial-creator>carolina</meta:initial-creator>
    <dc:language>pt-BR</dc:language>
    <dc:date>2019-07-30T11:33:06.579223951</dc:date>
    <meta:editing-cycles>15</meta:editing-cycles>
    <meta:editing-duration>PT1H3M41S</meta:editing-duration>
    <meta:generator>LibreOffice/6.0.7.3$Linux_X86_64 LibreOffice_project/00m0$Build-3</meta:generator>
    <meta:document-statistic meta:table-count="0" meta:image-count="0" meta:object-count="0" meta:page-count="1" meta:paragraph-count="6" meta:word-count="418" meta:character-count="3010" meta:non-whitespace-character-count="2598"/>
  </office:meta>
</office:document-meta>
</file>